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CoutSort C++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0006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BucketSort Python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не дождал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3:17:39.777003559</meta:creation-date>
    <dc:date>2018-04-03T01:12:49.523374500</dc:date>
    <meta:editing-duration>PT2M39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